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f7c3d" officeooo:paragraph-rsid="000f7c3d"/>
    </style:style>
    <style:style style:name="P2" style:family="paragraph" style:parent-style-name="Standard">
      <style:text-properties style:font-name="Liberation Serif" fo:font-weight="bold" officeooo:rsid="000f7c3d" officeooo:paragraph-rsid="000f7c3d" style:font-weight-asian="bold" style:font-weight-complex="bold"/>
    </style:style>
    <style:style style:name="P3" style:family="paragraph" style:parent-style-name="Standard">
      <style:text-properties style:font-name="Liberation Serif" fo:font-weight="normal" officeooo:rsid="000f7c3d" officeooo:paragraph-rsid="000f7c3d" style:font-weight-asian="normal" style:font-weight-complex="normal"/>
    </style:style>
    <style:style style:name="P4" style:family="paragraph" style:parent-style-name="Standard">
      <style:text-properties style:font-name="Liberation Serif" fo:font-size="10pt" fo:font-weight="normal" officeooo:rsid="000f7c3d" officeooo:paragraph-rsid="0011eed3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Liberation Serif" fo:font-size="10pt" fo:font-weight="bold" officeooo:rsid="00284605" officeooo:paragraph-rsid="00284605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Liberation Serif" fo:font-size="10pt" fo:font-weight="bold" officeooo:rsid="000f7c3d" officeooo:paragraph-rsid="000f7c3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Liberation Serif" fo:font-size="10pt" fo:font-style="normal" fo:font-weight="normal" officeooo:rsid="0031020a" officeooo:paragraph-rsid="0042a7c4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Liberation Serif" fo:font-size="10pt" fo:font-style="normal" fo:font-weight="normal" officeooo:rsid="0031020a" officeooo:paragraph-rsid="0031020a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Liberation Serif" fo:font-size="10pt" fo:font-style="normal" fo:font-weight="normal" officeooo:rsid="00324d1d" officeooo:paragraph-rsid="0042a7c4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style:font-name="Liberation Serif" fo:font-size="10pt" fo:font-style="normal" fo:font-weight="normal" officeooo:rsid="00324d1d" officeooo:paragraph-rsid="00324d1d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style:font-name="Liberation Serif" fo:font-size="10pt" fo:font-style="normal" fo:font-weight="normal" officeooo:rsid="00324d1d" officeooo:paragraph-rsid="00457a48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style:font-name="Liberation Serif" fo:font-size="10pt" fo:font-style="normal" fo:font-weight="normal" officeooo:rsid="00284605" officeooo:paragraph-rsid="0028460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font-name="Liberation Serif" fo:font-size="10pt" fo:font-style="normal" fo:font-weight="normal" officeooo:rsid="000f7c3d" officeooo:paragraph-rsid="000f7c3d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style:font-name="Liberation Serif" fo:font-size="10pt" fo:font-style="normal" fo:font-weight="normal" officeooo:rsid="0034a97a" officeooo:paragraph-rsid="0042a7c4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style:font-name="Liberation Serif" fo:font-size="10pt" fo:font-style="normal" fo:font-weight="normal" officeooo:rsid="0034a97a" officeooo:paragraph-rsid="0034a97a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fo:padding="0.049cm" fo:border="0.06pt solid #000000" style:shadow="#808080 0.176cm -0.176cm"/>
      <style:text-properties style:font-name="Liberation Serif" fo:font-weight="bold" officeooo:rsid="000f7c3d" officeooo:paragraph-rsid="000f7c3d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2cm" style:auto-text-indent="false" fo:background-color="transparent"/>
      <style:text-properties officeooo:paragraph-rsid="00685358"/>
    </style:style>
    <style:style style:name="P1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2cm" style:auto-text-indent="false" fo:background-color="transparent"/>
      <style:text-properties officeooo:paragraph-rsid="005cd002"/>
    </style:style>
    <style:style style:name="P1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2cm" style:auto-text-indent="false" fo:background-color="transparent"/>
      <style:text-properties officeooo:paragraph-rsid="00775958"/>
    </style:style>
    <style:style style:name="P2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2cm" style:auto-text-indent="false" fo:background-color="transparent"/>
      <style:text-properties officeooo:paragraph-rsid="001eac8f"/>
    </style:style>
    <style:style style:name="P2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2cm" style:auto-text-indent="false" fo:background-color="transparent"/>
      <style:text-properties officeooo:paragraph-rsid="004b4963"/>
    </style:style>
    <style:style style:name="P2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erif" fo:font-size="11pt" fo:font-style="normal" fo:font-weight="normal" officeooo:rsid="000f7c3d" officeooo:paragraph-rsid="000f7c3d" style:font-size-asian="11pt" style:font-style-asian="normal" style:font-weight-asian="normal" style:font-size-complex="11pt" style:font-style-complex="normal" style:font-weight-complex="normal"/>
    </style:style>
    <style:style style:name="P23" style:family="paragraph">
      <style:paragraph-properties fo:text-align="center"/>
    </style:style>
    <style:style style:name="T1" style:family="text">
      <style:text-properties officeooo:rsid="00118c4e"/>
    </style:style>
    <style:style style:name="T2" style:family="text">
      <style:text-properties officeooo:rsid="001e260c"/>
    </style:style>
    <style:style style:name="T3" style:family="text">
      <style:text-properties officeooo:rsid="0031020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officeooo:rsid="00324d1d"/>
    </style:style>
    <style:style style:name="T7" style:family="text">
      <style:text-properties officeooo:rsid="0033c9c1"/>
    </style:style>
    <style:style style:name="T8" style:family="text">
      <style:text-properties officeooo:rsid="003669b3"/>
    </style:style>
    <style:style style:name="T9" style:family="text">
      <style:text-properties officeooo:rsid="003897fd"/>
    </style:style>
    <style:style style:name="T10" style:family="text">
      <style:text-properties officeooo:rsid="003a3fa0"/>
    </style:style>
    <style:style style:name="T11" style:family="text">
      <style:text-properties officeooo:rsid="003ef409"/>
    </style:style>
    <style:style style:name="T12" style:family="text">
      <style:text-properties officeooo:rsid="003ef409" style:font-name-asian="Liberation Serif1" style:font-name-complex="Liberation Serif1"/>
    </style:style>
    <style:style style:name="T13" style:family="text">
      <style:text-properties officeooo:rsid="00404c2f" style:font-name-asian="Liberation Serif1" style:font-name-complex="Liberation Serif1"/>
    </style:style>
    <style:style style:name="T14" style:family="text">
      <style:text-properties officeooo:rsid="00457a48" style:font-name-asian="Liberation Serif1" style:font-name-complex="Liberation Serif1"/>
    </style:style>
    <style:style style:name="T15" style:family="text">
      <style:text-properties officeooo:rsid="004895c6"/>
    </style:style>
    <style:style style:name="T16" style:family="text">
      <style:text-properties style:font-name="Liberation Serif" officeooo:rsid="000f7c3d"/>
    </style:style>
    <style:style style:name="T17" style:family="text">
      <style:text-properties style:font-name="Liberation Serif" officeooo:rsid="001014bc"/>
    </style:style>
    <style:style style:name="T18" style:family="text">
      <style:text-properties style:font-name="Liberation Serif" officeooo:rsid="0023adae"/>
    </style:style>
    <style:style style:name="T19" style:family="text">
      <style:text-properties style:font-name="Liberation Serif" fo:font-style="italic" officeooo:rsid="000f7c3d" style:font-style-asian="italic" style:font-style-complex="italic"/>
    </style:style>
    <style:style style:name="T20" style:family="text">
      <style:text-properties style:font-name="Liberation Serif" fo:font-style="italic" officeooo:rsid="0023adae" style:font-style-asian="italic" style:font-style-complex="italic"/>
    </style:style>
    <style:style style:name="T21" style:family="text">
      <style:text-properties style:font-name="Liberation Serif" officeooo:rsid="0010aaf2"/>
    </style:style>
    <style:style style:name="T22" style:family="text">
      <style:text-properties style:font-name="Liberation Serif" officeooo:rsid="004a9b7b"/>
    </style:style>
    <style:style style:name="T23" style:family="text">
      <style:text-properties style:font-name="Liberation Serif" officeooo:rsid="001e260c"/>
    </style:style>
    <style:style style:name="T24" style:family="text">
      <style:text-properties style:font-name="Liberation Serif" officeooo:rsid="006f7254"/>
    </style:style>
    <style:style style:name="T25" style:family="text">
      <style:text-properties style:font-name="Liberation Serif" fo:font-style="normal" style:text-underline-style="none" officeooo:rsid="007055da" style:font-style-asian="normal" style:font-style-complex="normal"/>
    </style:style>
    <style:style style:name="T26" style:family="text">
      <style:text-properties style:font-name="Liberation Serif" officeooo:rsid="00747492"/>
    </style:style>
    <style:style style:name="T27" style:family="text">
      <style:text-properties style:font-name="Liberation Serif" officeooo:rsid="001f6e45"/>
    </style:style>
    <style:style style:name="T28" style:family="text">
      <style:text-properties style:font-name="Liberation Serif" officeooo:rsid="00214789"/>
    </style:style>
    <style:style style:name="T29" style:family="text">
      <style:text-properties style:font-name="Liberation Serif" fo:font-weight="bold" officeooo:rsid="00118c4e" style:font-weight-asian="bold" style:font-weight-complex="bold"/>
    </style:style>
    <style:style style:name="T30" style:family="text">
      <style:text-properties style:font-name="Liberation Serif" fo:font-weight="normal" officeooo:rsid="00118c4e" style:font-weight-asian="normal" style:font-weight-complex="normal"/>
    </style:style>
    <style:style style:name="T31" style:family="text">
      <style:text-properties style:font-name="Liberation Serif" fo:font-weight="normal" officeooo:rsid="001eac8f" style:font-weight-asian="normal" style:font-weight-complex="normal"/>
    </style:style>
    <style:style style:name="T32" style:family="text">
      <style:text-properties style:font-name="Liberation Serif" fo:font-weight="normal" officeooo:rsid="007ae9f0" style:font-weight-asian="normal" style:font-weight-complex="normal"/>
    </style:style>
    <style:style style:name="T33" style:family="text">
      <style:text-properties style:font-name="Liberation Serif" fo:font-weight="normal" officeooo:rsid="0011eed3" style:font-weight-asian="normal" style:font-weight-complex="normal"/>
    </style:style>
    <style:style style:name="T34" style:family="text">
      <style:text-properties style:font-name="Liberation Serif" fo:font-weight="normal" officeooo:rsid="007b72a6" style:font-weight-asian="normal" style:font-weight-complex="normal"/>
    </style:style>
    <style:style style:name="T35" style:family="text">
      <style:text-properties style:font-name="Liberation Serif" officeooo:rsid="0077934c"/>
    </style:style>
    <style:style style:name="T36" style:family="text">
      <style:text-properties style:font-name="Liberation Serif" officeooo:rsid="00798d25"/>
    </style:style>
    <style:style style:name="T37" style:family="text">
      <style:text-properties fo:color="#c9211e" style:font-name="Liberation Serif" fo:font-style="italic" style:text-underline-style="solid" style:text-underline-width="auto" style:text-underline-color="font-color" officeooo:rsid="000f7c3d" style:font-style-asian="italic" style:font-style-complex="italic"/>
    </style:style>
    <style:style style:name="T38" style:family="text">
      <style:text-properties fo:color="#c9211e" style:font-name="Liberation Serif" fo:font-style="italic" style:text-underline-style="solid" style:text-underline-width="auto" style:text-underline-color="font-color" officeooo:rsid="00685358" style:font-style-asian="italic" style:font-style-complex="italic"/>
    </style:style>
    <style:style style:name="T39" style:family="text">
      <style:text-properties fo:color="#c9211e" style:font-name="Liberation Serif" fo:font-style="italic" style:text-underline-style="solid" style:text-underline-width="auto" style:text-underline-color="font-color" officeooo:rsid="0023adae" style:font-style-asian="italic" style:font-style-complex="italic"/>
    </style:style>
    <style:style style:name="T40" style:family="text">
      <style:text-properties fo:color="#c9211e" style:font-name="Liberation Serif" fo:font-style="italic" style:text-underline-style="solid" style:text-underline-width="auto" style:text-underline-color="font-color" officeooo:rsid="0068b235" style:font-style-asian="italic" style:font-style-complex="italic"/>
    </style:style>
    <style:style style:name="T41" style:family="text">
      <style:text-properties fo:color="#c9211e" style:font-name="Liberation Serif" fo:font-style="italic" style:text-underline-style="solid" style:text-underline-width="auto" style:text-underline-color="font-color" officeooo:rsid="006a0321" style:font-style-asian="italic" style:font-style-complex="italic"/>
    </style:style>
    <style:style style:name="T42" style:family="text">
      <style:text-properties fo:color="#c9211e" style:font-name="Liberation Serif" fo:font-style="italic" style:text-underline-style="solid" style:text-underline-width="auto" style:text-underline-color="font-color" officeooo:rsid="0010aaf2" style:font-style-asian="italic" style:font-style-complex="italic"/>
    </style:style>
    <style:style style:name="T43" style:family="text">
      <style:text-properties fo:color="#c9211e" style:font-name="Liberation Serif" fo:font-style="italic" style:text-underline-style="solid" style:text-underline-width="auto" style:text-underline-color="font-color" officeooo:rsid="006bd075" style:font-style-asian="italic" style:font-style-complex="italic"/>
    </style:style>
    <style:style style:name="T44" style:family="text">
      <style:text-properties fo:color="#c9211e" style:font-name="Liberation Serif" fo:font-style="italic" style:text-underline-style="solid" style:text-underline-width="auto" style:text-underline-color="font-color" officeooo:rsid="006c6b7f" style:font-style-asian="italic" style:font-style-complex="italic"/>
    </style:style>
    <style:style style:name="T45" style:family="text">
      <style:text-properties fo:color="#c9211e" style:font-name="Liberation Serif" fo:font-style="italic" style:text-underline-style="solid" style:text-underline-width="auto" style:text-underline-color="font-color" officeooo:rsid="006e3037" style:font-style-asian="italic" style:font-style-complex="italic"/>
    </style:style>
    <style:style style:name="T46" style:family="text">
      <style:text-properties fo:color="#c9211e" style:font-name="Liberation Serif" fo:font-style="italic" style:text-underline-style="solid" style:text-underline-width="auto" style:text-underline-color="font-color" officeooo:rsid="001e260c" style:font-style-asian="italic" style:font-style-complex="italic"/>
    </style:style>
    <style:style style:name="T47" style:family="text">
      <style:text-properties fo:color="#c9211e" style:font-name="Liberation Serif" fo:font-style="italic" style:text-underline-style="solid" style:text-underline-width="auto" style:text-underline-color="font-color" officeooo:rsid="006f7254" style:font-style-asian="italic" style:font-style-complex="italic"/>
    </style:style>
    <style:style style:name="T48" style:family="text">
      <style:text-properties fo:color="#c9211e" style:font-name="Liberation Serif" fo:font-style="italic" style:text-underline-style="solid" style:text-underline-width="auto" style:text-underline-color="font-color" officeooo:rsid="00704908" style:font-style-asian="italic" style:font-style-complex="italic"/>
    </style:style>
    <style:style style:name="T49" style:family="text">
      <style:text-properties fo:color="#c9211e" style:font-name="Liberation Serif" fo:font-style="italic" style:text-underline-style="solid" style:text-underline-width="auto" style:text-underline-color="font-color" officeooo:rsid="00747492" style:font-style-asian="italic" style:font-style-complex="italic"/>
    </style:style>
    <style:style style:name="T50" style:family="text">
      <style:text-properties fo:color="#c9211e" style:font-name="Liberation Serif" fo:font-style="italic" style:text-underline-style="solid" style:text-underline-width="auto" style:text-underline-color="font-color" officeooo:rsid="0086b8b8" style:font-style-asian="italic" style:font-style-complex="italic"/>
    </style:style>
    <style:style style:name="T51" style:family="text">
      <style:text-properties fo:color="#c9211e" style:font-name="Liberation Serif" fo:font-style="italic" style:text-underline-style="solid" style:text-underline-width="auto" style:text-underline-color="font-color" officeooo:rsid="00761524" style:font-style-asian="italic" style:font-style-complex="italic"/>
    </style:style>
    <style:style style:name="T52" style:family="text">
      <style:text-properties fo:color="#c9211e" style:font-name="Liberation Serif" fo:font-style="italic" style:text-underline-style="solid" style:text-underline-width="auto" style:text-underline-color="font-color" officeooo:rsid="001f6e45" style:font-style-asian="italic" style:font-style-complex="italic"/>
    </style:style>
    <style:style style:name="T53" style:family="text">
      <style:text-properties fo:color="#c9211e" style:font-name="Liberation Serif" fo:font-style="italic" style:text-underline-style="solid" style:text-underline-width="auto" style:text-underline-color="font-color" officeooo:rsid="00214789" style:font-style-asian="italic" style:font-style-complex="italic"/>
    </style:style>
    <style:style style:name="T54" style:family="text">
      <style:text-properties fo:color="#c9211e" style:font-name="Liberation Serif" fo:font-style="italic" style:text-underline-style="solid" style:text-underline-width="auto" style:text-underline-color="font-color" officeooo:rsid="00764881" style:font-style-asian="italic" style:font-style-complex="italic"/>
    </style:style>
    <style:style style:name="T55" style:family="text">
      <style:text-properties fo:color="#c9211e" style:font-name="Liberation Serif" fo:font-style="italic" style:text-underline-style="solid" style:text-underline-width="auto" style:text-underline-color="font-color" officeooo:rsid="00775958" style:font-style-asian="italic" style:font-style-complex="italic"/>
    </style:style>
    <style:style style:name="T56" style:family="text">
      <style:text-properties fo:color="#c9211e" style:font-name="Liberation Serif" fo:font-style="italic" style:text-underline-style="solid" style:text-underline-width="auto" style:text-underline-color="font-color" officeooo:rsid="0077934c" style:font-style-asian="italic" style:font-style-complex="italic"/>
    </style:style>
    <style:style style:name="T57" style:family="text">
      <style:text-properties fo:color="#c9211e" style:font-name="Liberation Serif" fo:font-style="italic" style:text-underline-style="solid" style:text-underline-width="auto" style:text-underline-color="font-color" officeooo:rsid="00798d25" style:font-style-asian="italic" style:font-style-complex="italic"/>
    </style:style>
    <style:style style:name="T58" style:family="text">
      <style:text-properties fo:color="#c9211e" style:font-name="Liberation Serif" fo:font-style="italic" style:text-underline-style="solid" style:text-underline-width="auto" style:text-underline-color="font-color" fo:font-weight="normal" officeooo:rsid="001eac8f" style:font-style-asian="italic" style:font-weight-asian="normal" style:font-style-complex="italic" style:font-weight-complex="normal"/>
    </style:style>
    <style:style style:name="T59" style:family="text">
      <style:text-properties fo:color="#c9211e" style:font-name="Liberation Serif" fo:font-style="italic" style:text-underline-style="solid" style:text-underline-width="auto" style:text-underline-color="font-color" fo:font-weight="normal" officeooo:rsid="007ae9f0" style:font-style-asian="italic" style:font-weight-asian="normal" style:font-style-complex="italic" style:font-weight-complex="normal"/>
    </style:style>
    <style:style style:name="T60" style:family="text">
      <style:text-properties fo:color="#c9211e" style:font-name="Liberation Serif" fo:font-style="italic" style:text-underline-style="solid" style:text-underline-width="auto" style:text-underline-color="font-color" fo:font-weight="normal" officeooo:rsid="0011eed3" style:font-style-asian="italic" style:font-weight-asian="normal" style:font-style-complex="italic" style:font-weight-complex="normal"/>
    </style:style>
    <style:style style:name="T61" style:family="text">
      <style:text-properties fo:color="#c9211e" style:font-name="Liberation Serif" fo:font-style="italic" style:text-underline-style="solid" style:text-underline-width="auto" style:text-underline-color="font-color" fo:font-weight="normal" officeooo:rsid="007b2816" style:font-style-asian="italic" style:font-weight-asian="normal" style:font-style-complex="italic" style:font-weight-complex="normal"/>
    </style:style>
    <style:style style:name="T62" style:family="text">
      <style:text-properties fo:color="#c9211e" style:font-name="Liberation Serif" fo:font-style="italic" style:text-underline-style="solid" style:text-underline-width="auto" style:text-underline-color="font-color" fo:font-weight="normal" officeooo:rsid="007b72a6" style:font-style-asian="italic" style:font-weight-asian="normal" style:font-style-complex="italic" style:font-weight-complex="normal"/>
    </style:style>
    <style:style style:name="T63" style:family="text">
      <style:text-properties fo:color="#c9211e" style:font-name="Liberation Serif" fo:font-style="italic" style:text-underline-style="solid" style:text-underline-width="auto" style:text-underline-color="font-color" fo:font-weight="normal" officeooo:rsid="007bce8d" style:font-style-asian="italic" style:font-weight-asian="normal" style:font-style-complex="italic" style:font-weight-complex="normal"/>
    </style:style>
    <style:style style:name="T64" style:family="text">
      <style:text-properties fo:color="#c9211e" style:font-name="Liberation Serif" fo:font-style="italic" style:text-underline-style="solid" style:text-underline-width="auto" style:text-underline-color="font-color" fo:font-weight="normal" officeooo:rsid="007d4a6e" style:font-style-asian="italic" style:font-weight-asian="normal" style:font-style-complex="italic" style:font-weight-complex="normal"/>
    </style:style>
    <style:style style:name="T65" style:family="text">
      <style:text-properties fo:color="#c9211e" style:font-name="Liberation Serif" officeooo:rsid="0023adae"/>
    </style:style>
    <style:style style:name="T66" style:family="text">
      <style:text-properties officeooo:rsid="00889ac2"/>
    </style:style>
    <style:style style:name="T67" style:family="text">
      <style:text-properties fo:color="#ce181e" officeooo:rsid="00889ac2"/>
    </style:style>
    <style:style style:name="T68" style:family="text">
      <style:text-properties fo:color="#ce181e" fo:font-style="italic" officeooo:rsid="00889ac2" style:font-style-asian="italic" style:font-style-complex="italic"/>
    </style:style>
    <style:style style:name="gr1" style:family="graphic">
      <style:graphic-properties svg:stroke-color="#c921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Le vocabulaire <text:span text:style-name="T15">propre au</text:span> théâtre <text:span text:style-name="T68">(correction)</text:span></text:p>
      <text:p text:style-name="P1"/>
      <text:p text:style-name="P2">(1) Le texte</text:p>
      <text:p text:style-name="P17"><text:span text:style-name="T16">Un </text:span><text:span text:style-name="T37">d</text:span><text:span text:style-name="T38">ramaturge</text:span><text:span text:style-name="T16"> écrit une pièce de théâtre. Celle-ci est divisée en </text:span><text:span text:style-name="T37">a</text:span><text:span text:style-name="T38">ctes</text:span><text:span text:style-name="T16"> </text:span><text:span text:style-name="T17">(=changement de lieu)</text:span><text:span text:style-name="T16">, chacun d’entre eux étant divisé en</text:span><text:span text:style-name="T19"> </text:span><text:span text:style-name="T38">scènes</text:span><text:span text:style-name="T19"> </text:span><text:span text:style-name="T17">(=changement de personnages)</text:span><text:span text:style-name="T16">. </text:span><text:span text:style-name="T18">Entre deux</text:span><text:span text:style-name="T20"> </text:span><text:span text:style-name="T38">actes</text:span><text:span text:style-name="T20"> </text:span><text:span text:style-name="T18">le rideau tombe et un </text:span><text:span text:style-name="T39">entracte</text:span><text:span text:style-name="T18"> permet de se reposer et de changer le décor. Au tout début du texte de la pièce apparaît la liste des </text:span><text:span text:style-name="T39">p</text:span><text:span text:style-name="T38">ersonnages</text:span><text:span text:style-name="T18"> Dans la pièce, chaque </text:span><text:span text:style-name="T39">a</text:span><text:span text:style-name="T40">cte</text:span><text:span text:style-name="T18"> débute par une description du </text:span><text:span text:style-name="T39">d</text:span><text:span text:style-name="T40">écor</text:span><text:span text:style-name="T65"> </text:span><text:span text:style-name="T18">(=à quoi ressemble ce qui se trouve sur scène : meubles, décoration…) et des </text:span><text:span text:style-name="T39">c</text:span><text:span text:style-name="T41">ostumes</text:span><text:span text:style-name="T18"> de chaque personnage.</text:span></text:p>
      <text:p text:style-name="P18"><text:span text:style-name="T21">Le texte alterne les </text:span><text:span text:style-name="T42">d</text:span><text:span text:style-name="T43">ialogues</text:span><text:span text:style-name="T21"> entre les personnages, que l’on appelle </text:span><text:span text:style-name="T42">m</text:span><text:span text:style-name="T44">onologue</text:span><text:span text:style-name="T21"> si quelqu’un est seul sur scène. </text:span><text:span text:style-name="T22">Le texte parlé par</text:span><text:span text:style-name="T21"> </text:span><text:span text:style-name="T22">un </text:span><text:span text:style-name="T21">personnage </text:span><text:span text:style-name="T22">est appelé une</text:span><text:span text:style-name="T21"> </text:span><text:span text:style-name="T42">r</text:span><text:span text:style-name="T45">éplique</text:span><text:span text:style-name="T21">. </text:span><text:span text:style-name="T23">Si le personnage parle doucement pour que les autres personnages ne l’entendent pas, il s’agit d’un </text:span><text:span text:style-name="T46">a</text:span><text:span text:style-name="T47">parté</text:span><text:span text:style-name="T24">.</text:span><text:span text:style-name="T23"> Le personnage principal est le </text:span><text:span text:style-name="T46">p</text:span><text:span text:style-name="T48">rotagoniste</text:span><text:span text:style-name="T23"> de la pièce ; s’il donne son nom à la pièce il est le personnage</text:span> <text:span text:style-name="T46">protagoniste</text:span><text:span text:style-name="T25">.</text:span> <text:span text:style-name="T23">Les indications permettant de savoir comment jouer le texte sont appelées des </text:span><text:span text:style-name="T49">di</text:span><text:span text:style-name="T50">da</text:span><text:span text:style-name="T49">scalies</text:span><text:span text:style-name="T26"> .</text:span></text:p>
      <text:p text:style-name="P19"><text:span text:style-name="T27">L’</text:span><text:span text:style-name="T51">intrigue</text:span><text:span text:style-name="T27"> d’une pièce est l’histoire rapidement racontée ; un </text:span><text:span text:style-name="T52">c</text:span><text:span text:style-name="T51">oup</text:span><text:span text:style-name="T27"> de théâtre est un moment surprenant pendant une pièce de théâtre. </text:span><text:span text:style-name="T28">A la fin de la pièce, le </text:span><text:span text:style-name="T53">d</text:span><text:span text:style-name="T54">énouement</text:span><text:span text:style-name="T28"> peut être rapide si un </text:span><text:span text:style-name="T53">d</text:span><text:span text:style-name="T55">eus ex machina</text:span><text:span text:style-name="T28"> règle tous les problèmes des personnages ! Si la pièce fait rire, il s’agit d’une </text:span><text:span text:style-name="T53">c</text:span><text:span text:style-name="T56">omédie</text:span><text:span text:style-name="T35">.</text:span><text:span text:style-name="T28"> Si le Destin frappe au milieu de la pièce c’est une </text:span><text:span text:style-name="T57">tragédie</text:span><text:span text:style-name="T36">.</text:span><text:span text:style-name="T28"> Un comédien parle normalement à deux types de personnes : les autres comédiens et le public. C’est la caractéristique principale du texte théâtral, la </text:span><text:span text:style-name="T29">double énonciation</text:span><text:span text:style-name="T30">.</text:span></text:p>
      <text:p text:style-name="P20"><text:span text:style-name="T31">Il existe des pièces en vers, d’autres en </text:span><text:span text:style-name="T58">p</text:span><text:span text:style-name="T59">rose</text:span><text:span text:style-name="T32">.</text:span></text:p>
      <text:p text:style-name="P1"/>
      <text:p text:style-name="P2">(2) Le lieu</text:p>
      <text:p text:style-name="P21"><text:span text:style-name="T33">Le théâtre est aussi le lieu où se jouent les pièces. Sur </text:span><text:span text:style-name="T60">s</text:span><text:span text:style-name="T61">cène</text:span><text:span text:style-name="T33">, les comédiens jouent leur </text:span><text:span text:style-name="T60">rô</text:span><text:span text:style-name="T62">le</text:span><text:span text:style-name="T34">.</text:span><text:span text:style-name="T33"> A gauche et à droite se trouvent les </text:span><text:span text:style-name="T60">c</text:span><text:span text:style-name="T62">oulisses</text:span><text:span text:style-name="T33"> par lesquelles les comédiens apparaissent sur scène. Le spectateur parle de « côté jardin » à gauche et de « côté </text:span><text:span text:style-name="T60">c</text:span><text:span text:style-name="T63">our</text:span><text:span text:style-name="T33">» à droite ; pour s’en souvenir, il projette le mot « J.C. » sur la scène. Le public est assis devant la scène ; il ne peut voir le trou du </text:span><text:span text:style-name="T60">s</text:span><text:span text:style-name="T64">ouffleur</text:span><text:span text:style-name="T33"> qui permet aux comédiens de demander discrètement de l’aide, en cas de trou de mémoire.</text:span></text:p>
      <text:p text:style-name="P2"/>
      <text:p text:style-name="P2">(3) Quelques dramaturges et leurs pièces</text:p>
      <text:p text:style-name="P2"/>
      <text:p text:style-name="P5">titre<text:tab/><text:tab/><text:tab/><text:tab/>auteur<text:tab/><text:tab/><text:tab/><text:tab/><text:span text:style-name="T6">citation</text:span></text:p>
      <text:p text:style-name="P6"/>
      <text:p text:style-name="P7"><draw:line text:anchor-type="paragraph" draw:z-index="0" draw:name="Shape1" draw:style-name="gr1" draw:text-style-name="P23" svg:x1="1.236cm" svg:y1="0.22cm" svg:x2="5.124cm" svg:y2="2.682cm"><text:p/></draw:line><draw:line text:anchor-type="paragraph" draw:z-index="6" draw:name="Shape7" draw:style-name="gr1" draw:text-style-name="P23" svg:x1="2.051cm" svg:y1="3.924cm" svg:x2="5.124cm" svg:y2="0.22cm"><text:p/></draw:line><draw:line text:anchor-type="paragraph" draw:z-index="7" draw:name="Shape8" draw:style-name="gr1" draw:text-style-name="P23" svg:x1="7.119cm" svg:y1="0.22cm" svg:x2="10.111cm" svg:y2="1.462cm"><text:p/></draw:line><draw:line text:anchor-type="paragraph" draw:z-index="11" draw:name="Shape12" draw:style-name="gr1" draw:text-style-name="P23" svg:x1="7.71cm" svg:y1="1.462cm" svg:x2="10.111cm" svg:y2="0.22cm"><text:p/></draw:line><text:span text:style-name="T5">Hamlet</text:span> <text:span text:style-name="T12">•</text:span><text:tab/><text:tab/><text:tab/><text:span text:style-name="T12">• </text:span><text:span text:style-name="T6">Jean Racine </text:span><text:span text:style-name="T12">•</text:span><text:span text:style-name="T6"><text:tab/><text:tab/><text:tab/></text:span><text:span text:style-name="T12">• </text:span><text:span text:style-name="T6">L’enfer, c’est les autres.</text:span></text:p>
      <text:p text:style-name="P7"/>
      <text:p text:style-name="P8"/>
      <text:p text:style-name="P9"><draw:line text:anchor-type="paragraph" draw:z-index="2" draw:name="Shape3" draw:style-name="gr1" draw:text-style-name="P23" svg:x1="1.236cm" svg:y1="0.219cm" svg:x2="5.083cm" svg:y2="3.863cm"><text:p/></draw:line><draw:line text:anchor-type="paragraph" draw:z-index="10" draw:name="Shape11" draw:style-name="gr1" draw:text-style-name="P23" svg:x1="1.582cm" svg:y1="5.144cm" svg:x2="5.124cm" svg:y2="0.219cm"><text:p/></draw:line><text:span text:style-name="T4">Le Cid</text:span><text:span text:style-name="T3"> </text:span><text:span text:style-name="T12">•</text:span><text:tab/><text:tab/><text:tab/><text:tab/><text:span text:style-name="T12">• </text:span><text:span text:style-name="T3">Jean-Paul Sartre</text:span> <text:span text:style-name="T12">•</text:span><text:span text:style-name="T3"><text:tab/><text:tab/></text:span><text:span text:style-name="T12">• </text:span><text:span text:style-name="T3">Eh bien, filles d’Enfer, vos mains sont-elles prêtes ?</text:span></text:p>
      <text:p text:style-name="P12"><text:tab/><text:tab/><text:tab/><text:tab/><text:tab/><text:tab/><text:tab/><text:tab/><text:span text:style-name="T10">Pour qui sont ces serpents qui sifflent sur vos têtes ?</text:span></text:p>
      <text:p text:style-name="P12"/>
      <text:p text:style-name="P7"><draw:line text:anchor-type="paragraph" draw:z-index="1" draw:name="Shape2" draw:style-name="gr1" draw:text-style-name="P23" svg:x1="8.401cm" svg:y1="0.3cm" svg:x2="10.091cm" svg:y2="2.579cm"><text:p/></draw:line><draw:line text:anchor-type="paragraph" draw:z-index="4" draw:name="Shape5" draw:style-name="gr1" draw:text-style-name="P23" svg:x1="1.379cm" svg:y1="0.238cm" svg:x2="5.124cm" svg:y2="3.921cm"><text:p/></draw:line><draw:line text:anchor-type="paragraph" draw:z-index="5" draw:name="Shape6" draw:style-name="gr1" draw:text-style-name="P23" svg:x1="7.2cm" svg:y1="3.942cm" svg:x2="10.008cm" svg:y2="0.3cm"><text:p/></draw:line><text:span text:style-name="T4">Hernani</text:span> <text:span text:style-name="T12">•</text:span><text:tab/><text:tab/><text:tab/><text:span text:style-name="T12">• </text:span>William Shakespeare<text:span text:style-name="T6"> </text:span><text:span text:style-name="T12">•</text:span><text:tab/><text:tab/><text:span text:style-name="T12">• </text:span><text:span text:style-name="T13">Je suis une force qui va !</text:span></text:p>
      <text:p text:style-name="P8"/>
      <text:p text:style-name="P8"/>
      <text:p text:style-name="P9"><draw:line text:anchor-type="paragraph" draw:z-index="8" draw:name="Shape9" draw:style-name="gr1" draw:text-style-name="P23" svg:x1="3.069cm" svg:y1="1.419cm" svg:x2="5.124cm" svg:y2="0.258cm"><text:p/></draw:line><draw:line text:anchor-type="paragraph" draw:z-index="9" draw:name="Shape10" draw:style-name="gr1" draw:text-style-name="P23" svg:x1="7.872cm" svg:y1="0.258cm" svg:x2="10.091cm" svg:y2="0.217cm"><text:p/></draw:line><text:span text:style-name="T4">Andromaque</text:span><text:span text:style-name="T3"> </text:span><text:span text:style-name="T12">•</text:span><text:tab/><text:tab/><text:tab/><text:span text:style-name="T12">• </text:span>Edmond Rostand <text:span text:style-name="T12">•</text:span><text:tab/><text:tab/><text:span text:style-name="T12">• </text:span><text:span text:style-name="T8">C’est un roc, c’est un pic, c’est un cap !</text:span></text:p>
      <text:p text:style-name="P10"><text:tab/><text:tab/><text:tab/><text:tab/><text:tab/><text:tab/><text:tab/><text:tab/><text:span text:style-name="T9">Que dis-je c’est un cap, c’est une péninsule !</text:span></text:p>
      <text:p text:style-name="P10"/>
      <text:p text:style-name="P11"><draw:line text:anchor-type="paragraph" draw:z-index="3" draw:name="Shape4" draw:style-name="gr1" draw:text-style-name="P23" svg:x1="7.648cm" svg:y1="0.256cm" svg:x2="10.11cm" svg:y2="1.457cm"><text:p/></draw:line><text:span text:style-name="T4">Cyrano de Bergerac</text:span><text:span text:style-name="T3"> </text:span><text:span text:style-name="T12">•</text:span><text:tab/><text:tab/><text:span text:style-name="T12">• </text:span><text:span text:style-name="T7">Pierre Corneille</text:span> <text:span text:style-name="T12">•<text:tab/><text:tab/>• </text:span><text:span text:style-name="T14">To be, or not to be, that is the question.</text:span></text:p>
      <text:p text:style-name="P13"/>
      <text:p text:style-name="P13"/>
      <text:p text:style-name="P14"><text:span text:style-name="T4">Huis Clos</text:span><text:span text:style-name="T3"> </text:span><text:span text:style-name="T12">•</text:span><text:tab/><text:tab/><text:tab/><text:span text:style-name="T12">• </text:span><text:span text:style-name="T6">Victor Hugo </text:span><text:span text:style-name="T12">•</text:span><text:span text:style-name="T6"><text:tab/><text:tab/><text:tab/></text:span><text:span text:style-name="T12">• </text:span><text:span text:style-name="T6">Ô rage, ô désespoir, ô vieillesse ennemie !</text:span></text:p>
      <text:p text:style-name="P15"><text:tab/><text:tab/><text:tab/><text:tab/><text:tab/><text:tab/><text:tab/><text:tab/><text:span text:style-name="T11">N’ai-je donc tant vécu que pour cette infamie ?</text:span></text:p>
      <text:p text:style-name="P15"/>
      <text:p text:style-name="P15"/>
      <text:p text:style-name="P15"/>
      <text:p text:style-name="P15"/>
      <text:p text:style-name="P15"/>
      <text:p text:style-name="P22"/>
      <text:p text:style-name="P3"/>
      <text:p text:style-name="P4"><text:span text:style-name="T1">tragédie / aparté / décor / scène / dénouement / protagoniste / réplique / entracte / coup / </text:span>dramaturge / acte / <text:span text:style-name="T2">souffleur / dialogue / prose / intrigue / éponyme / deux ex machina / costume / coulisses / personnage / comédie / rôle / cour / monologue / didascali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2:32:21.477000000</meta:creation-date>
    <meta:generator>LibreOffice/6.0.7.3$Linux_X86_64 LibreOffice_project/00m0$Build-3</meta:generator>
    <dc:date>2021-04-01T21:08:31.214475141</dc:date>
    <meta:editing-duration>PT1H14M27S</meta:editing-duration>
    <meta:editing-cycles>93</meta:editing-cycles>
    <meta:print-date>2019-09-16T13:18:51.242000000</meta:print-date>
    <meta:document-statistic meta:table-count="0" meta:image-count="0" meta:object-count="0" meta:page-count="1" meta:paragraph-count="20" meta:word-count="557" meta:character-count="3099" meta:non-whitespace-character-count="2512"/>
  </office:meta>
</office:document-meta>
</file>